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Match Time</text:span>: <text:tab/><text:span text:style-name="T1"><text:tab/><text:tab/><text:tab/></text:span><text:span text:style-name="T2"><text:tab/></text:span><text:span text:style-name="T3">Match Field</text:span><text:span text:style-name="T2">: </text:span><text:span text:style-name="T1"><text:tab/><text:tab/></text:span></text:p>
      <text:p text:style-name="P5"/>
      <text:p text:style-name="P5"><text:span text:style-name="T5">Blue Team</text:span>:<text:tab/><text:span text:style-name="T1"><text:tab/><text:tab/><text:tab/><text:tab/></text:span><text:tab/><text:span text:style-name="T5">Red Team</text:span>:<text:tab/><text:span text:style-name="T1"><text:tab/><text:tab/><text:tab/><text:tab/></text:span></text:p>
      <text:p text:style-name="P5"/>
      <text:p text:style-name="P5">Captain Signature:<text:tab/><text:span text:style-name="T1"><text:tab/><text:tab/><text:tab/></text:span><text:tab/>Captain Signature:<text:tab/><text:span text:style-name="T1"><text:tab/><text:tab/><text:tab/></text:span></text:p>
      <text:p text:style-name="P5"/>
      <text:p text:style-name="P1"><text:span text:style-name="T5">Score</text:span>:<text:tab/><text:tab/><text:tab/><text:span text:style-name="T1"><text:tab/></text:span>(Blue) <text:tab/><text:span text:style-name="T1"><text:tab/></text:span>(Red)</text:p>
      <text:p text:style-name="P1"><text:span text:style-name="T8">Note: </text:span><text:span text:style-name="T7">If the game went to penalty kicks, note the score before penalty kicks to the right.</text:span></text:p>
      <text:p text:style-name="P1"/>
      <text:p text:style-name="P4">Referee Ratings</text:p>
      <text:p text:style-name="P6">Note: <text:span text:style-name="T4">Negative is bad, positive is good. <text:s/>A comment should be provided when assigning any score different than 0.</text:span></text:p>
      <text:p text:style-name="P1"/>
      <text:p text:style-name="P4">Head Official</text:p>
      <text:p text:style-name="P1"/>
      <text:p text:style-name="P1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text:tab/><text:tab/><text:tab/></text:p>
      <text:p text:style-name="P2">Blue Rating: <text:s text:c="4"/>-2 <text:s text:c="5"/>-1 <text:s text:c="5"/>0 <text:s text:c="5"/>1 <text:s text:c="5"/>2<text:tab/><text:tab/>Red Rating: <text:s text:c="4"/>-2 <text:s text:c="5"/>-1 <text:s text:c="5"/>0 <text:s text:c="5"/>1 <text:s text:c="5"/>2</text:p>
      <text:p text:style-name="P2"/>
      <text:p text:style-name="P2">Comments:</text:p>
      <text:p text:style-name="P2"/>
      <text:p text:style-name="P4">Game Controller</text:p>
      <text:p text:style-name="P1"/>
      <text:p text:style-name="P1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/text:p>
      <text:p text:style-name="P3"/>
      <text:p text:style-name="P2">Blue Rating: <text:s text:c="4"/>-2 <text:s text:c="5"/>-1 <text:s text:c="5"/>0 <text:s text:c="5"/>1 <text:s text:c="5"/>2<text:tab/><text:tab/>Red Rating: <text:s text:c="4"/>-2 <text:s text:c="5"/>-1 <text:s text:c="5"/>0 <text:s text:c="5"/>1 <text:s text:c="5"/>2</text:p>
      <text:p text:style-name="P2"/>
      <text:p text:style-name="P2">Comments:</text:p>
      <text:p text:style-name="P2"/>
      <text:p text:style-name="P4">Assistant Referee</text:p>
      <text:p text:style-name="P1"/>
      <text:p text:style-name="P1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/text:p>
      <text:p text:style-name="P1"/>
      <text:p text:style-name="P2">Blue Rating: <text:s text:c="4"/>-2 <text:s text:c="5"/>-1 <text:s text:c="5"/>0 <text:s text:c="5"/>1 <text:s text:c="5"/>2<text:tab/><text:tab/>Red Rating: <text:s text:c="4"/>-2 <text:s text:c="5"/>-1 <text:s text:c="5"/>0 <text:s text:c="5"/>1 <text:s text:c="5"/>2</text:p>
      <text:p text:style-name="P2"/>
      <text:p text:style-name="P2">Comments:</text:p>
      <text:p text:style-name="P2"/>
      <text:p text:style-name="P4">Assistant Referee</text:p>
      <text:p text:style-name="P1"/>
      <text:p text:style-name="P1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/text:p>
      <text:p text:style-name="P3"/>
      <text:p text:style-name="P2">Blue Rating: <text:s text:c="4"/>-2 <text:s text:c="5"/>-1 <text:s text:c="5"/>0 <text:s text:c="5"/>1 <text:s text:c="5"/>2<text:tab/><text:tab/>Red Rating: <text:s text:c="4"/>-2 <text:s text:c="5"/>-1 <text:s text:c="5"/>0 <text:s text:c="5"/>1 <text:s text:c="5"/>2</text:p>
      <text:p text:style-name="P2"/>
      <text:p text:style-name="P2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5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198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</meta:initial-creator>
    <meta:creation-date>2014-07-15T18:30:57</meta:creation-date>
    <dc:date>2014-07-19T11:02:18</dc:date>
    <dc:creator>katie </dc:creator>
    <meta:editing-duration>PT27M5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29" meta:character-count="959" meta:non-whitespace-character-count="545"/>
  </office:meta>
</office:document-meta>
</file>